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0.961cm"/>
    </style:style>
    <style:style style:name="co3" style:family="table-column">
      <style:table-column-properties fo:break-before="auto" style:column-width="0.933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16cm"/>
    </style:style>
    <style:style style:name="co6" style:family="table-column">
      <style:table-column-properties fo:break-before="auto" style:column-width="0.826cm"/>
    </style:style>
    <style:style style:name="co7" style:family="table-column">
      <style:table-column-properties fo:break-before="auto" style:column-width="0.852cm"/>
    </style:style>
    <style:style style:name="co8" style:family="table-column">
      <style:table-column-properties fo:break-before="auto" style:column-width="0.878cm"/>
    </style:style>
    <style:style style:name="co9" style:family="table-column">
      <style:table-column-properties fo:break-before="auto" style:column-width="0.797cm"/>
    </style:style>
    <style:style style:name="co10" style:family="table-column">
      <style:table-column-properties fo:break-before="auto" style:column-width="1.071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9" style:family="table-cell" style:parent-style-name="Default1">
      <style:table-cell-properties fo:border="none"/>
      <style:text-properties style:font-name="Liberation Sans1"/>
    </style:style>
    <style:style style:name="ce2" style:family="table-cell" style:parent-style-name="Default" style:data-style-name="N84">
      <style:table-cell-properties fo:border="none"/>
      <style:text-properties style:font-name="Liberation Sans1"/>
    </style:style>
    <style:style style:name="ce3" style:family="table-cell" style:parent-style-name="Default1">
      <style:table-cell-properties fo:border="none"/>
      <style:text-properties style:font-name="Liberation Sans1" fo:font-size="8pt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dato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3" table:default-cell-style-name="ce9"/>
        <table:table-column table:style-name="co2" table:number-columns-repeated="3" table:default-cell-style-name="ce9"/>
        <table:table-column table:style-name="co3" table:default-cell-style-name="ce9"/>
        <table:table-column table:style-name="co2" table:number-columns-repeated="2" table:default-cell-style-name="ce9"/>
        <table:table-column table:style-name="co5" table:default-cell-style-name="ce9"/>
        <table:table-column table:style-name="co6" table:number-columns-repeated="2" table:default-cell-style-name="ce9"/>
        <table:table-column table:style-name="co7" table:default-cell-style-name="ce9"/>
        <table:table-column table:style-name="co5" table:default-cell-style-name="ce9"/>
        <table:table-column table:style-name="co3" table:default-cell-style-name="ce9"/>
        <table:table-column table:style-name="co4" table:default-cell-style-name="ce9"/>
        <table:table-column table:style-name="co8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9"/>
        <table:table-column table:style-name="co5" table:default-cell-style-name="ce9"/>
        <table:table-column table:style-name="co7" table:default-cell-style-name="ce9"/>
        <table:table-column table:style-name="co9" table:default-cell-style-name="ce9"/>
        <table:table-column table:style-name="co2" table:default-cell-style-name="ce9"/>
        <table:table-column table:style-name="co7" table:default-cell-style-name="ce9"/>
        <table:table-column table:style-name="co4" table:default-cell-style-name="ce9"/>
        <table:table-column table:style-name="co7" table:default-cell-style-name="ce9"/>
        <table:table-column table:style-name="co4" table:default-cell-style-name="ce9"/>
        <table:table-column table:style-name="co3" table:default-cell-style-name="ce9"/>
        <table:table-column table:style-name="co4" table:default-cell-style-name="ce9"/>
        <table:table-column table:style-name="co10" table:default-cell-style-name="Default"/>
        <table:table-row table:style-name="ro1">
          <table:table-cell table:style-name="ce9" office:value-type="string" calcext:value-type="string">
            <text:p>Fecha</text:p>
          </table:table-cell>
          <table:table-cell table:style-name="ce3" office:value-type="string" calcext:value-type="string">
            <text:p>AGU</text:p>
          </table:table-cell>
          <table:table-cell table:style-name="ce3" office:value-type="string" calcext:value-type="string">
            <text:p>BCN</text:p>
          </table:table-cell>
          <table:table-cell table:style-name="ce3" office:value-type="string" calcext:value-type="string">
            <text:p>BCS</text:p>
          </table:table-cell>
          <table:table-cell table:style-name="ce3" office:value-type="string" calcext:value-type="string">
            <text:p>CAM</text:p>
          </table:table-cell>
          <table:table-cell table:style-name="ce3" office:value-type="string" calcext:value-type="string">
            <text:p>CHP</text:p>
          </table:table-cell>
          <table:table-cell table:style-name="ce3" office:value-type="string" calcext:value-type="string">
            <text:p>CHH</text:p>
          </table:table-cell>
          <table:table-cell table:style-name="ce3" office:value-type="string" calcext:value-type="string">
            <text:p>CMX</text:p>
          </table:table-cell>
          <table:table-cell table:style-name="ce3" office:value-type="string" calcext:value-type="string">
            <text:p>COA</text:p>
          </table:table-cell>
          <table:table-cell table:style-name="ce3" office:value-type="string" calcext:value-type="string">
            <text:p>COL</text:p>
          </table:table-cell>
          <table:table-cell table:style-name="ce3" office:value-type="string" calcext:value-type="string">
            <text:p>DUR</text:p>
          </table:table-cell>
          <table:table-cell table:style-name="ce3" office:value-type="string" calcext:value-type="string">
            <text:p>GUA</text:p>
          </table:table-cell>
          <table:table-cell table:style-name="ce3" office:value-type="string" calcext:value-type="string">
            <text:p>GRO</text:p>
          </table:table-cell>
          <table:table-cell table:style-name="ce3" office:value-type="string" calcext:value-type="string">
            <text:p>HID</text:p>
          </table:table-cell>
          <table:table-cell table:style-name="ce3" office:value-type="string" calcext:value-type="string">
            <text:p>JAL</text:p>
          </table:table-cell>
          <table:table-cell table:style-name="ce3" office:value-type="string" calcext:value-type="string">
            <text:p>MIC</text:p>
          </table:table-cell>
          <table:table-cell table:style-name="ce3" office:value-type="string" calcext:value-type="string">
            <text:p>MOR</text:p>
          </table:table-cell>
          <table:table-cell table:style-name="ce3" office:value-type="string" calcext:value-type="string">
            <text:p>MEX</text:p>
          </table:table-cell>
          <table:table-cell table:style-name="ce3" office:value-type="string" calcext:value-type="string">
            <text:p>NAY</text:p>
          </table:table-cell>
          <table:table-cell table:style-name="ce3" office:value-type="string" calcext:value-type="string">
            <text:p>NLE</text:p>
          </table:table-cell>
          <table:table-cell table:style-name="ce3" office:value-type="string" calcext:value-type="string">
            <text:p>OAX</text:p>
          </table:table-cell>
          <table:table-cell table:style-name="ce3" office:value-type="string" calcext:value-type="string">
            <text:p>PUE</text:p>
          </table:table-cell>
          <table:table-cell table:style-name="ce3" office:value-type="string" calcext:value-type="string">
            <text:p>QUE</text:p>
          </table:table-cell>
          <table:table-cell table:style-name="ce3" office:value-type="string" calcext:value-type="string">
            <text:p>ROO</text:p>
          </table:table-cell>
          <table:table-cell table:style-name="ce3" office:value-type="string" calcext:value-type="string">
            <text:p>SLP</text:p>
          </table:table-cell>
          <table:table-cell table:style-name="ce3" office:value-type="string" calcext:value-type="string">
            <text:p>SIN</text:p>
          </table:table-cell>
          <table:table-cell table:style-name="ce3" office:value-type="string" calcext:value-type="string">
            <text:p>SON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TAM</text:p>
          </table:table-cell>
          <table:table-cell table:style-name="ce3" office:value-type="string" calcext:value-type="string">
            <text:p>TLA</text:p>
          </table:table-cell>
          <table:table-cell table:style-name="ce3" office:value-type="string" calcext:value-type="string">
            <text:p>VER</text:p>
          </table:table-cell>
          <table:table-cell table:style-name="ce3" office:value-type="string" calcext:value-type="string">
            <text:p>YUC</text:p>
          </table:table-cell>
          <table:table-cell table:style-name="ce3" office:value-type="string" calcext:value-type="string">
            <text:p>ZAC</text:p>
          </table:table-cell>
          <table:table-cell office:value-type="string" calcext:value-type="string">
            <text:p>Total</text:p>
          </table:table-cell>
        </table:table-row>
        <table:table-row table:style-name="ro1" table:visibility="collapse">
          <table:table-cell office:value-type="date" office:date-value="2020-01-23" calcext:value-type="date">
            <text:p>2020-01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4" calcext:value-type="date">
            <text:p>2020-01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5" calcext:value-type="date">
            <text:p>2020-01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6" calcext:value-type="date">
            <text:p>2020-01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7" calcext:value-type="date">
            <text:p>2020-01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8" calcext:value-type="date">
            <text:p>2020-01-2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29" calcext:value-type="date">
            <text:p>2020-01-2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0" calcext:value-type="date">
            <text:p>2020-01-3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1-31" calcext:value-type="date">
            <text:p>2020-01-3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1" calcext:value-type="date">
            <text:p>2020-02-0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2" calcext:value-type="date">
            <text:p>2020-02-0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3" calcext:value-type="date">
            <text:p>2020-02-0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4" calcext:value-type="date">
            <text:p>2020-02-0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5" calcext:value-type="date">
            <text:p>2020-02-0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6" calcext:value-type="date">
            <text:p>2020-02-0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7" calcext:value-type="date">
            <text:p>2020-02-0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8" calcext:value-type="date">
            <text:p>2020-02-0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09" calcext:value-type="date">
            <text:p>2020-02-0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0" calcext:value-type="date">
            <text:p>2020-02-1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1" calcext:value-type="date">
            <text:p>2020-02-1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2" calcext:value-type="date">
            <text:p>2020-02-1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3" calcext:value-type="date">
            <text:p>2020-02-1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4" calcext:value-type="date">
            <text:p>2020-02-1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5" calcext:value-type="date">
            <text:p>2020-02-1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6" calcext:value-type="date">
            <text:p>2020-02-1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7" calcext:value-type="date">
            <text:p>2020-02-1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8" calcext:value-type="date">
            <text:p>2020-02-18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19" calcext:value-type="date">
            <text:p>2020-02-19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0" calcext:value-type="date">
            <text:p>2020-02-20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1" calcext:value-type="date">
            <text:p>2020-02-21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2" calcext:value-type="date">
            <text:p>2020-02-22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3" calcext:value-type="date">
            <text:p>2020-02-23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4" calcext:value-type="date">
            <text:p>2020-02-24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5" calcext:value-type="date">
            <text:p>2020-02-25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6" calcext:value-type="date">
            <text:p>2020-02-26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 table:visibility="collapse">
          <table:table-cell office:value-type="date" office:date-value="2020-02-27" calcext:value-type="date">
            <text:p>2020-02-27</text:p>
          </table:table-cell>
          <table:table-cell table:number-columns-repeated="33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2-28" calcext:value-type="date">
            <text:p>2020-02-28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02-29" calcext:value-type="date">
            <text:p>2020-02-29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3-01" calcext:value-type="date">
            <text:p>2020-03-0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2" calcext:value-type="date">
            <text:p>2020-03-0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3" calcext:value-type="date">
            <text:p>2020-03-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4" calcext:value-type="date">
            <text:p>2020-03-0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5" calcext:value-type="date">
            <text:p>2020-03-0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03-06" calcext:value-type="date">
            <text:p>2020-03-0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03-07" calcext:value-type="date">
            <text:p>2020-03-07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8" calcext:value-type="date">
            <text:p>2020-03-08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09" calcext:value-type="date">
            <text:p>2020-03-0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0" calcext:value-type="date">
            <text:p>2020-03-1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03-12" calcext:value-type="date">
            <text:p>2020-03-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0-03-13" calcext:value-type="date">
            <text:p>2020-03-1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date" office:date-value="2020-03-14" calcext:value-type="date">
            <text:p>2020-03-1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15" calcext:value-type="date">
            <text:p>2020-03-1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date" office:date-value="2020-03-16" calcext:value-type="date">
            <text:p>2020-03-1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</table:table-row>
        <table:table-row table:style-name="ro2" table:number-rows-repeated="28">
          <table:table-cell table:number-columns-repeated="34"/>
        </table:table-row>
        <table:table-row table:style-name="ro2">
          <table:table-cell table:style-name="Default" table:number-columns-repeated="33"/>
          <table:table-cell/>
        </table:table-row>
        <table:table-row table:style-name="ro2" table:number-rows-repeated="11">
          <table:table-cell table:style-name="ce9"/>
          <table:table-cell table:number-columns-repeated="33"/>
        </table:table-row>
        <table:table-row table:style-name="ro2">
          <table:table-cell table:style-name="ce9"/>
          <table:table-cell table:number-columns-repeated="3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alligra="http://www.calligra.org/2005/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MX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1">
      <style:text-properties fo:color="#000000" fo:font-size="24pt" fo:font-weight="bold"/>
    </style:style>
    <style:style style:name="Heading_20_1" style:display-name="Heading 1" style:family="table-cell" style:parent-style-name="Heading">
      <style:text-properties fo:color="#000000" fo:font-size="18pt"/>
    </style:style>
    <style:style style:name="Heading_20_2" style:display-name="Heading 2" style:family="table-cell" style:parent-style-name="Heading">
      <style:text-properties fo:color="#000000" fo:font-size="12pt"/>
    </style:style>
    <style:style style:name="Text" style:family="table-cell" style:parent-style-name="Default1"/>
    <style:style style:name="Note" style:family="table-cell" style:parent-style-name="Default">
      <style:table-cell-properties fo:background-color="#ffffcc" fo:border="0.99pt solid #808080"/>
      <style:text-properties fo:color="#333333" fo:font-size="10pt"/>
    </style:style>
    <style:style style:name="Footnote" style:family="table-cell" style:parent-style-name="Default">
      <style:text-properties fo:color="#808080" fo:font-size="10pt" fo:font-style="italic"/>
    </style:style>
    <style:style style:name="Hyperlink" style:family="table-cell" style:parent-style-name="Default">
      <style:text-properties fo:color="#0000ee" fo:font-size="10pt" style:text-underline-style="solid" style:text-underline-width="auto" style:text-underline-color="font-color"/>
    </style:style>
    <style:style style:name="Status" style:family="table-cell" style:parent-style-name="Default1"/>
    <style:style style:name="Good" style:family="table-cell" style:parent-style-name="Default">
      <style:table-cell-properties fo:background-color="#ccffcc"/>
      <style:text-properties fo:color="#006600" fo:font-size="10pt"/>
    </style:style>
    <style:style style:name="Neutral" style:family="table-cell" style:parent-style-name="Default">
      <style:table-cell-properties fo:background-color="#ffffcc"/>
      <style:text-properties fo:color="#996600" fo:font-size="10pt"/>
    </style:style>
    <style:style style:name="Bad" style:family="table-cell" style:parent-style-name="Default">
      <style:table-cell-properties fo:background-color="#ffcccc"/>
      <style:text-properties fo:color="#cc0000" fo:font-size="10pt"/>
    </style:style>
    <style:style style:name="Warning" style:family="table-cell" style:parent-style-name="Status">
      <style:text-properties fo:color="#cc0000" fo:font-size="10pt"/>
    </style:style>
    <style:style style:name="Error" style:family="table-cell" style:parent-style-name="Default">
      <style:table-cell-properties fo:background-color="#cc0000"/>
      <style:text-properties fo:color="#ffffff" fo:font-size="10pt" fo:font-weight="bold"/>
    </style:style>
    <style:style style:name="Accent" style:family="table-cell" style:parent-style-name="Default">
      <style:text-properties fo:color="#000000" fo:font-size="10pt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/>
    </style:style>
    <style:style style:name="Accent_20_3" style:display-name="Accent 3" style:family="table-cell" style:parent-style-name="Accent">
      <style:table-cell-properties fo:background-color="#dddddd"/>
    </style:style>
    <style:style style:name="Default1" style:family="table-cell" style:parent-style-name="Default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499cm" fo:margin-bottom="2cm" fo:margin-left="0.499cm" fo:margin-right="2cm" fo:border="none" fo:padding="0cm" style:print-page-order="ltr" calligra:specialborder-bottom="none" calligra:specialborder-left="none" calligra:specialborder-right="none" calligra:specialborder-top="none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/00/0000</text:date>, <text:time style:data-style-name="N2" text:time-value="23:14:30.913642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Standard1" style:page-layout-name="Mpm3">
      <style:header style:display="false">
        <style:region-left>
          <text:p><text:sheet-name>???</text:sheet-name><text:s/></text:p>
        </style:region-left>
      </style:header>
      <style:header-left style:display="false"/>
      <style:footer style:display="false">
        <style:region-left>
          <text:p>Page <text:page-number>1</text:page-number></text:p>
        </style:region-left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4.2.0$Linux_X86_64 LibreOffice_project/30$Build-2</meta:generator>
    <dc:title/>
    <meta:initial-creator>Unknown</meta:initial-creator>
    <meta:editing-cycles>34</meta:editing-cycles>
    <dc:date>2020-03-16T23:51:39.838844686</dc:date>
    <meta:creation-date>2020-03-16T20:24:53</meta:creation-date>
    <meta:editing-duration>PT32M51S</meta:editing-duration>
    <meta:document-statistic meta:table-count="1" meta:cell-count="1870" meta:object-count="0"/>
  </office:meta>
</office:document-meta>
</file>